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5cm" fo:min-width="0.4cm"/>
    </style:style>
    <style:style style:name="gr2" style:family="graphic" style:parent-style-name="standard">
      <style:graphic-properties draw:fill-color="#0066b3" draw:textarea-horizontal-align="justify" draw:textarea-vertical-align="middle" draw:auto-grow-height="false" fo:min-height="0.65cm" fo:min-width="0.4cm"/>
    </style:style>
    <style:style style:name="gr3" style:family="graphic" style:parent-style-name="standard">
      <style:graphic-properties svg:stroke-width="0.018cm" svg:stroke-color="#c38312" draw:marker-start-width="0.227cm" draw:marker-end-width="0.227cm" draw:fill-color="#02fe0b" draw:textarea-horizontal-align="justify" draw:textarea-vertical-align="middle" draw:auto-grow-height="false" fo:min-height="0.65cm" fo:min-width="0.4cm" fo:padding-top="0.134cm" fo:padding-bottom="0.134cm" fo:padding-left="0.259cm" fo:padding-right="0.259cm"/>
    </style:style>
    <style:style style:name="gr4" style:family="graphic" style:parent-style-name="standard">
      <style:graphic-properties draw:fill-color="#ba131a" draw:textarea-horizontal-align="justify" draw:textarea-vertical-align="middle" draw:auto-grow-height="false" fo:min-height="0.65cm" fo:min-width="0.4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withoutfill">
      <style:graphic-properties svg:stroke-width="0.081cm" svg:stroke-color="#111111" draw:marker-start-width="0.321cm" draw:marker-end-width="0.321cm" draw:fill="none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fo:min-height="1.35cm"/>
    </style:style>
    <style:style style:name="P1" style:family="paragraph">
      <style:paragraph-properties fo:text-align="center"/>
    </style:style>
    <style:style style:name="P2" style:family="paragraph">
      <loext:graphic-properties draw:fill-color="#0066b3"/>
      <style:paragraph-properties fo:text-align="center"/>
    </style:style>
    <style:style style:name="P3" style:family="paragraph">
      <loext:graphic-properties draw:fill-color="#02fe0b"/>
      <style:paragraph-properties fo:text-align="center"/>
    </style:style>
    <style:style style:name="P4" style:family="paragraph">
      <loext:graphic-properties draw:fill-color="#ba131a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4pt" style:font-size-asian="14pt" style:font-size-complex="14pt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9cm" svg:height="0.9cm" svg:x="10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7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0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1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2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3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9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10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9.1cm" svg:y="5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8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7.1cm" svg:y="6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6.1cm" svg:y="8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1cm" svg:y="7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5.1cm" svg:y="8.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cm" svg:height="0.9cm" svg:x="14.1cm" svg:y="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8.1cm" svg:y="5.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9cm" svg:height="0.9cm" svg:x="9.1cm" svg:y="4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0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1.1cm" svg:y="7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2.1cm" svg:y="8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9cm" svg:x="13.1cm" svg:y="5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4.1cm" svg:y="6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9cm" svg:height="0.9cm" svg:x="15.1cm" svg:y="6.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9cm" svg:height="0.9cm" svg:x="6.1cm" svg:y="7.2cm">
          <text:p/>
          <draw:enhanced-geometry svg:viewBox="0 0 21600 21600" draw:type="rectangle" draw:enhanced-path="M 0 0 L 21600 0 21600 21600 0 21600 0 0 Z N"/>
        </draw:custom-shape>
        <draw:line draw:style-name="gr5" draw:text-style-name="P5" draw:layer="layout" svg:x1="6.7cm" svg:y1="4.3cm" svg:x2="9.6cm" svg:y2="4.6cm">
          <text:p/>
        </draw:line>
        <draw:line draw:style-name="gr6" draw:text-style-name="P5" draw:layer="layout" svg:x1="2.6cm" svg:y1="8.9cm" svg:x2="17.1cm" svg:y2="4.4cm">
          <text:p/>
        </draw:line>
        <draw:line draw:style-name="gr5" draw:text-style-name="P5" draw:layer="layout" svg:x1="3.6cm" svg:y1="7.4cm" svg:x2="6.4cm" svg:y2="7.4cm">
          <text:p/>
        </draw:line>
        <draw:line draw:style-name="gr5" draw:text-style-name="P5" draw:layer="layout" svg:x1="17.1cm" svg:y1="5.6cm" svg:x2="13.6cm" svg:y2="5.7cm">
          <text:p/>
        </draw:line>
        <draw:frame draw:style-name="gr7" draw:text-style-name="P6" draw:layer="layout" svg:width="3.5cm" svg:height="1.6cm" svg:x="3.5cm" svg:y="3.8cm">
          <draw:text-box>
            <text:p><text:span text:style-name="T1">Current pixel</text:span></text:p>
          </draw:text-box>
        </draw:frame>
        <draw:frame draw:style-name="gr7" draw:text-style-name="P8" draw:layer="layout" svg:width="3.5cm" svg:height="1.6cm" svg:x="1.7cm" svg:y="6.4cm">
          <draw:text-box>
            <text:p text:style-name="P7"><text:span text:style-name="T1">Extreme left pixel</text:span></text:p>
          </draw:text-box>
        </draw:frame>
        <draw:frame draw:style-name="gr7" draw:text-style-name="P8" draw:layer="layout" svg:width="3.5cm" svg:height="1.6cm" svg:x="16.8cm" svg:y="4.9cm">
          <draw:text-box>
            <text:p text:style-name="P7"><text:span text:style-name="T1">Extreme right pixel </text:span></text:p>
          </draw:text-box>
        </draw:frame>
        <draw:custom-shape draw:style-name="gr1" draw:text-style-name="P1" draw:layer="layout" svg:width="0.9cm" svg:height="0.9cm" svg:x="11.1cm" svg:y="11.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8T01:02:38.875578821</meta:creation-date>
    <dc:date>2018-03-11T22:59:21.064070509</dc:date>
    <meta:editing-duration>PT14M55S</meta:editing-duration>
    <meta:editing-cycles>3</meta:editing-cycles>
    <meta:generator>LibreOffice/5.4.5.1$Linux_X86_64 LibreOffice_project/40m0$Build-1</meta:generator>
    <meta:document-statistic meta:object-count="52"/>
  </office:meta>
</office:document-meta>
</file>